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" svg:font-family="Courier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5.9597in" table:align="center"/>
    </style:style>
    <style:style style:name="Table1.A" style:family="table-column">
      <style:table-column-properties style:column-width="1.9764in"/>
    </style:style>
    <style:style style:name="Table1.B" style:family="table-column">
      <style:table-column-properties style:column-width="1.991in"/>
    </style:style>
    <style:style style:name="Table1.C" style:family="table-column">
      <style:table-column-properties style:column-width="1.9924in"/>
    </style:style>
    <style:style style:name="Table2" style:family="table">
      <style:table-properties style:width="5.9597in" table:align="center"/>
    </style:style>
    <style:style style:name="Table2.A" style:family="table-column">
      <style:table-column-properties style:column-width="1.9764in"/>
    </style:style>
    <style:style style:name="Table2.B" style:family="table-column">
      <style:table-column-properties style:column-width="1.991in"/>
    </style:style>
    <style:style style:name="Table2.C" style:family="table-column">
      <style:table-column-properties style:column-width="1.9924in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.4925in" fo:margin-right="0in" fo:text-indent="0in" style:auto-text-indent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Thorndale" fo:font-weight="bold" style:font-weight-asian="bold" style:font-weight-complex="bold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Thorndale" fo:font-weight="normal" style:font-weight-asian="normal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Thorndale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Thorndale" fo:font-size="12pt" style:font-name-asian="Courier" style:font-size-asian="12pt" style:font-name-complex="Courier" style:font-size-complex="12pt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Thorndale" fo:font-size="12pt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Thorndale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Thorndale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Thorndale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Thorndale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Thorndale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font-name="Thorndale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31" style:family="paragraph" style:parent-style-name="Preformatted_20_Text">
      <style:paragraph-properties fo:margin-left="0.4925in" fo:margin-right="0in" fo:text-indent="0in" style:auto-text-indent="false"/>
      <style:text-properties style:font-name="Courier New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Preformatted_20_Text">
      <style:text-properties style:font-name="Courier New" fo:font-size="12pt" style:font-size-asian="12pt" style:font-size-complex="12pt"/>
    </style:style>
    <style:style style:name="P33" style:family="paragraph" style:parent-style-name="Preformatted_20_Text">
      <style:paragraph-properties fo:margin-top="0in" fo:margin-bottom="0.1965in"/>
      <style:text-properties style:font-name="Courier New" fo:font-size="12pt" style:font-size-asian="12pt" style:font-size-complex="12pt"/>
    </style:style>
    <style:style style:name="P34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style:font-name="Courier New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style:text-position="super 58%" fo:font-size="16.1000003814697pt" style:font-size-asian="16.1000003814697pt" style:font-size-complex="16.1000003814697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horndal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1" style:family="text">
      <style:text-properties fo:font-weight="normal" style:font-name-asian="Times New Roman" style:font-weight-asian="normal" style:font-name-complex="Times New Roman" style:font-weight-complex="normal"/>
    </style:style>
    <style:style style:name="T12" style:family="text">
      <style:text-properties style:font-name="Courier New" fo:font-weight="normal" style:font-name-asian="Times New Roman" style:font-weight-asian="normal" style:font-name-complex="Times New Roman" style:font-weight-complex="normal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fo:font-weight="normal" style:font-name-asian="Courier" style:font-weight-asian="normal" style:font-name-complex="Courier" style:font-weight-complex="normal"/>
    </style:style>
    <style:style style:name="T15" style:family="text">
      <style:text-properties style:font-name-asian="Courier" style:font-name-complex="Courier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  <style:style style:name="T22" style:family="text">
      <style:text-properties style:font-name="Courier New" fo:font-weight="normal" style:font-weight-asian="normal" style:font-weight-complex="normal"/>
    </style:style>
    <style:style style:name="T23" style:family="text">
      <style:text-properties style:font-name="Thorndale" fo:font-size="10pt" fo:font-style="italic" style:text-underline-style="none" style:font-name-asian="Arial" style:font-size-asian="10pt" style:font-style-asian="italic" style:font-name-complex="Arial" style:font-size-complex="10pt" style:font-style-complex="italic"/>
    </style:style>
    <style:style style:name="T24" style:family="text">
      <style:text-properties style:font-name="Thorndale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T25" style:family="text">
      <style:text-properties style:font-name="Thorndale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6" style:family="text">
      <style:text-properties style:font-name="Courier New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style:font-name="Thorndale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style:font-name="Courier New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style:font-name="Thorndale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fo:font-style="italic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ava<text:span text:style-name="T1">TM</text:span> API for XML Web Services 2.1 Change Log</text:h>
      <text:p text:style-name="P2">September 19, 2006</text:p>
      <text:h text:style-name="Heading_20_2" text:outline-level="2">Description</text:h>
      <text:p text:style-name="Text_20_body">Maintenance revision of the Java API for XML Web Services, version 2.1. The main purpose of this change is to incorporate the WS-Addressing[32,33,34] functionality into JAX-WS, although some other minor additions will be proposed.</text:p>
      <text:h text:style-name="Heading_20_2" text:outline-level="2">Maintenance Leads</text:h>
      <text:p text:style-name="Text_20_body">Doug Kohlert, Sun Microsystems, Inc.</text:p>
      <text:p text:style-name="Text_20_body">Arun Gupta, Sun Microsystems, Inc.</text:p>
      <text:h text:style-name="Heading_20_2" text:outline-level="2">Feedback</text:h>
      <text:p text:style-name="Text_20_body">Comments should be sent to <text:a xlink:type="simple" xlink:href="mailto:jsr224-spec-comments@sun.com">jsr224-spec-comments@sun.com</text:a></text:p>
      <text:h text:style-name="Heading_20_2" text:outline-level="2">Proposed changes</text:h>
      <text:p text:style-name="Text_20_body">1 Introduction</text:p>
      <text:p text:style-name="P3">1.5 Add the following prefix definitions</text:p>
      <text:p text:style-name="P4">Add the following prefixes to Table 1.1</text:p>
      <text:p text:style-name="P3">Prefix <text:s text:c="10"/>Namespace <text:s text:c="53"/>Notes</text:p>
      <text:p text:style-name="P5"><text:span text:style-name="T2">wsa <text:s text:c="14"/></text:span>http://www.w3.org/2005/08/addressing <text:s text:c="10"/>The namespace for the WS- <text:s text:c="61"/></text:p>
      <text:p text:style-name="P5"><text:s text:c="95"/>Addressing 1.0 schema [33] </text:p>
      <text:p text:style-name="P5">wsaw <text:s text:c="11"/>http://www.w3.org/2006/05/addressing/wsdl <text:s/>The namespace for the WS-</text:p>
      <text:p text:style-name="P5"><text:s text:c="95"/>Addressing 1.0 – WSDL </text:p>
      <text:p text:style-name="P5"><text:s text:c="95"/>Binding schema[32]</text:p>
      <text:p text:style-name="P5">wsoap <text:s text:c="10"/>http://www.w3.org/2006/01/wsdl/soap <text:s text:c="11"/>The namespace for the WS-</text:p>
      <text:p text:style-name="P5"><text:s text:c="95"/>Addressing 1.0 – SOAP <text:s text:c="5"/></text:p>
      <text:p text:style-name="P5"><text:s text:c="95"/>Binding schema[34]</text:p>
      <text:p text:style-name="P6">2 WSDL 1.1 to Java Mapping</text:p>
      <text:p text:style-name="P6"><text:s text:c="12"/>Add the following conformance requirement to Chapter 2</text:p>
      <text:p text:style-name="P7">Conformance (WSDL<text:span text:style-name="T3"> Addressing Support</text:span>): <text:span text:style-name="T4">An implementation MUST support the mapping of WS-Addressing 1.0 – WSDL Binding[32] to Java.</text:span></text:p>
      <text:p text:style-name="P3">2.2 Add <text:span text:style-name="T5">XmlSeeAlso</text:span> requirements</text:p>
      <text:p text:style-name="P4">A WSDL may define additional types via type substitution that are not referenced by a service directly but may still need to be marshalled by JAX-WS. <text:s/>The <text:span text:style-name="T5">javax.xml.bind.XmlSeeAlso</text:span> annotation from JAXB is used on the generated SEI to specify any additional types from the WSDL.</text:p>
      <text:p text:style-name="P7">Conformance (javax.xml.ws.XmlSeeAlso required):<text:span text:style-name="T4"> An SEI generated from a WSDL that defines types not directly referenced by the </text:span><text:span text:style-name="T6">Port</text:span><text:span text:style-name="T4"> MUST contain the </text:span><text:span text:style-name="T6">javax.xml.ws.XmlSeeAlso</text:span><text:span text:style-name="T4"> annotation with all of the additional types referenced either directly or indirectly. <text:s/>For example, if when importing a WSDL the following types are generated:</text:span></text:p>
      <text:p text:style-name="P8">package example;</text:p>
      <text:p text:style-name="P8">public class A { ... }</text:p>
      <text:p text:style-name="P8"/>
      <text:p text:style-name="P8">package example1;</text:p>
      <text:p text:style-name="P8">public class B extends A { ... }</text:p>
      <text:p text:style-name="P8"/>
      <text:p text:style-name="P8">package example2;</text:p>
      <text:p text:style-name="P8">public class C extends A { ... } </text:p>
      <text:p text:style-name="P9">and the SEI only uses class A as follows:</text:p>
      <text:p text:style-name="P8">@WebService </text:p>
      <text:p text:style-name="P8">public interface MyService {</text:p>
      <text:p text:style-name="P8"><text:s text:c="4"/>public A echo(A a);</text:p>
      <text:p text:style-name="P8">}</text:p>
      <text:p text:style-name="P9">The the SEI can be annotated either explicitly with classes B and C as follows</text:p>
      <text:p text:style-name="P8">@WebService</text:p>
      <text:p text:style-name="P8">@XmlSeeAlso({B.class, C.class})</text:p>
      <text:p text:style-name="P8">public interface MyService {</text:p>
      <text:p text:style-name="P8"><text:s text:c="4"/>public A echo(A a);</text:p>
      <text:p text:style-name="P8">}</text:p>
      <text:p text:style-name="P9">or by specifying the JAXB object factories that were also generated:</text:p>
      <text:p text:style-name="P9"/>
      <text:p text:style-name="P8">@XmlSeeAlso({example1.ObjectFactory.class, example2.ObjectFactory.class})</text:p>
      <text:p text:style-name="P8">public class AddtionalTypesWrapper {</text:p>
      <text:p text:style-name="P8">}</text:p>
      <text:p text:style-name="P8"/>
      <text:p text:style-name="P8">@WebService</text:p>
      <text:p text:style-name="P8">@XmlSeeAlso({AdditionalTypesWrapper.class})</text:p>
      <text:p text:style-name="P8">public interface MyService {</text:p>
      <text:p text:style-name="P8"><text:s text:c="4"/>public A echo(A a);</text:p>
      <text:p text:style-name="P8">}</text:p>
      <text:p text:style-name="P8"/>
      <text:p text:style-name="P3">2.3 Add mapping of <text:span text:style-name="T5">wsa:Action</text:span> and <text:span text:style-name="T5">wsa:FaultAction</text:span></text:p>
      <text:p text:style-name="P4">Methods generated from <text:span text:style-name="T5">wsdl:input</text:span> and <text:span text:style-name="T5">wsdl:output</text:span> messages that contain a <text:span text:style-name="T5">wsa:Action</text:span> attributes must contain<text:span text:style-name="T5"> javax.xml.ws.Action</text:span> (see section 7) annotations.</text:p>
      <text:p text:style-name="P4"><text:span text:style-name="T7">Conformance (javax.xml.ws.Action):</text:span> A mapped Java method MUST be annotated with a <text:span text:style-name="T5">javax.xml.ws.Action</text:span> annotation if the <text:span text:style-name="T5">wsdl:input</text:span> or <text:span text:style-name="T5">wsdl:output</text:span> elements contain a <text:span text:style-name="T5">wsa:Action</text:span> attribute. If the <text:span text:style-name="T5">wsdl:input</text:span> element contains a <text:span text:style-name="T5">wsa:Action</text:span> the value of this attribute MUST be set the the <text:span text:style-name="T5">javax.xml.ws.Action.input</text:span> element. If the <text:span text:style-name="T5">wsdl:output</text:span> element contains a <text:span text:style-name="T5">wsa:Action</text:span> the value of this attribute MUST be set the the <text:span text:style-name="T5">javax.xml.ws.Action.output</text:span> element.</text:p>
      <text:p text:style-name="P4">Methods generated from <text:span text:style-name="T5">wsdl:fault</text:span> messages that contain <text:span text:style-name="T5">wsa:Action</text:span> attributes must contain <text:span text:style-name="T5">javax.xml.ws.FaultAction</text:span> (see section 7) annotations.</text:p>
      <text:p text:style-name="P4"><text:span text:style-name="T7">Conformance (javax.xml.ws.FaultAction):</text:span> A mapped Java method MUST be annotated with a <text:span text:style-name="T5">javax.xml.ws.FaultAction</text:span> annotation if the <text:span text:style-name="T5">wsdl:fault</text:span> elements contain a <text:span text:style-name="T5">wsa:Action</text:span> attribute. The <text:span text:style-name="T5">javax.xml.ws.FaultAction.value</text:span> is taken directly from the value of the <text:span text:style-name="T5">wsa:Action</text:span>. <text:s/>The <text:span text:style-name="T5">javax.xml.ws.FaultAction.className</text:span> MUST be the exception class name associated with this <text:span text:style-name="T5">wsdl:fault</text:span>.</text:p>
      <text:p text:style-name="P4"/>
      <text:p text:style-name="P4">TODO: put a sample WSDL with Action/Fault action and show generated SEI.</text:p>
      <text:p text:style-name="P10">2.4.1 Add section 2.4.1 W3CEndpointReference</text:p>
      <text:p text:style-name="P11">JAXB 2.1 by default does not map <text:span text:style-name="T5">wsa:EndpointReference</text:span> to the <text:span text:style-name="T5">javax.xml.ws.wsaddressing.W3CEndpointReference</text:span> class. <text:s/>However, for JAX-WS developers to fully utilize the use of a <text:span text:style-name="T5">wsa:EndpointReference</text:span>, JAX-WS implementations must map the <text:span text:style-name="T5">wsa:EndpointReference</text:span> to <text:span text:style-name="T5">W3CEndpointReference</text:span>. <text:s/>JAXB 2.1 provides a standard customization that can be used to force this mapping.</text:p>
      <text:p text:style-name="P11"><text:span text:style-name="T7">Conformance (javax.xml.ws.wsaddressing.W3CEndpointReference):</text:span> Any schema element of the type <text:span text:style-name="T5">wsa:EndpointReference </text:span><text:span text:style-name="T8">MUST be mapped to </text:span><text:span text:style-name="T5">javax.xml.ws.wsaddressing.W3CEndpointReference</text:span><text:span text:style-name="T8">.</text:span></text:p>
      <text:p text:style-name="P12"><text:span text:style-name="T9"/></text:p>
      <text:p text:style-name="P10">2.7 Add description of get<text:span text:style-name="T7">PortName</text:span>(WebServiceFeatures...)</text:p>
      <text:p text:style-name="P13"><text:span text:style-name="T9">get</text:span><text:span text:style-name="T10">PortName</text:span><text:span text:style-name="T9">(WebServiceFeatures... features) <text:s/></text:span><text:span text:style-name="T11">One required method that takes a variable-length array of </text:span><text:span text:style-name="T12">javax.xml.ws.WebServiceFeatures</text:span><text:span text:style-name="T11"> and returns a proxy that implements the </text:span><text:span text:style-name="T13">mapped service endpoint interface. The method generated delegates to the </text:span><text:span text:style-name="T6">Service.getPort(QName portName, Class&lt;T&gt; SEI, WebServiceFeatures... features)</text:span><text:span text:style-name="T7"> </text:span><text:span text:style-name="T13">method passing it the port name, the sei and the features. The value of the port name MUST be equal to the value specified in the mandatory </text:span><text:span text:style-name="T6">WebEndpoint</text:span> <text:span text:style-name="T13">annotation on the method itself.</text:span></text:p>
      <text:p text:style-name="P14"/>
      <text:p text:style-name="P10">2.7 Change the following sentence</text:p>
      <text:p text:style-name="P15"><text:span text:style-name="T11">Change “An application MAY customize the name of the generated method for a port using the </text:span><text:span text:style-name="T14">jaxws:method </text:span>binding declaration defined in section 8.7.8.” to “An application MAY customize the name of the generated methods for a port using the <text:span text:style-name="T15">jaxws:method </text:span>binding declaration defined in section 8.7.8.”</text:p>
      <text:p text:style-name="P16"/>
      <text:p text:style-name="P3">2.7.1 Fix<text:span text:style-name="T5"> the get</text:span><text:span text:style-name="T16">PortName</text:span><text:span text:style-name="T5">() methods so they take a Qname for portName</text:span></text:p>
      <text:p text:style-name="P17">@WebEndpoint(name="StockQuoteHTTPPort")</text:p>
      <text:p text:style-name="P18"><text:s text:c="6"/>public StockQuoteProvider getStockQuoteHTTPPort() {</text:p>
      <text:p text:style-name="P18"><text:s text:c="10"/>return (StockQuoteProvider)super.getPort(</text:p>
      <text:p text:style-name="P18"><text:s text:c="21"/>new Qname(“http://example.com/stocks”,"StockQuoteHTTPPort"),</text:p>
      <text:p text:style-name="P18"><text:s text:c="21"/>stockQuoteProvider.class);</text:p>
      <text:p text:style-name="P18"><text:s text:c="6"/>}</text:p>
      <text:p text:style-name="P19"/>
      <text:p text:style-name="P20">@WebEndpoint(name="StockQuoteSMTPPort")</text:p>
      <text:p text:style-name="P20">public StockQuoteProvider getStockQuoteSMTPPort() {</text:p>
      <text:p text:style-name="P20"><text:s text:c="3"/>return (StockQuoteProvider)super.getPort(</text:p>
      <text:p text:style-name="P20"><text:s text:c="11"/>new Qname(“http://example.com/stocks”, "StockQuoteSMTPPort"),</text:p>
      <text:p text:style-name="P20"><text:s text:c="11"/>StockQuoteProvider.class);</text:p>
      <text:p text:style-name="P21">}</text:p>
      <text:p text:style-name="P3"/>
      <text:p text:style-name="P3">2.7.1 <text:span text:style-name="T5">Add the get</text:span><text:span text:style-name="T16">PortName</text:span><text:span text:style-name="T5">(WebServiceFeatures...) methods to the example</text:span></text:p>
      <text:p text:style-name="P17">@WebEndpoint(name="StockQuoteHTTPPort")</text:p>
      <text:p text:style-name="P18"><text:s text:c="6"/>public StockQuoteProvider getStockQuoteHTTPPort(WebServiceFeatures... <text:s/></text:p>
      <text:p text:style-name="P18"><text:s text:c="54"/>features) {</text:p>
      <text:p text:style-name="P18"><text:s text:c="10"/>return (StockQuoteProvider)super.getPort(</text:p>
      <text:p text:style-name="P18"><text:s text:c="21"/>new Qname(“http://example.com/stocks”,"StockQuoteHTTPPort"),</text:p>
      <text:p text:style-name="P18"><text:s text:c="21"/>stockQuoteProvider.class, </text:p>
      <text:p text:style-name="P18"><text:s text:c="21"/>features);</text:p>
      <text:p text:style-name="P18"><text:s text:c="6"/>}</text:p>
      <text:p text:style-name="P19"/>
      <text:p text:style-name="P20">@WebEndpoint(name="StockQuoteSMTPPort")</text:p>
      <text:p text:style-name="P20">public StockQuoteProvider getStockQuoteSMTPPort(WebServiceFeatures... <text:tab/><text:tab/><text:tab/><text:tab/><text:tab/><text:tab/><text:tab/><text:tab/><text:tab/><text:tab/>features) {</text:p>
      <text:p text:style-name="P20"><text:s text:c="3"/>return (StockQuoteProvider)super.getPort(</text:p>
      <text:p text:style-name="P20"><text:s text:c="11"/>new Qname(“http://example.com/stocks”, "StockQuoteSMTPPort"),</text:p>
      <text:p text:style-name="P20"><text:s text:c="11"/>StockQuoteProvider.class,</text:p>
      <text:p text:style-name="P20"><text:s text:c="11"/>features);</text:p>
      <text:p text:style-name="P20">}</text:p>
      <text:p text:style-name="P22"/>
      <text:p text:style-name="P16"/>
      <text:p text:style-name="P23">3 Java to WSDL 1.1 Mapping</text:p>
      <text:p text:style-name="P24"><text:s text:c="11"/>Add the following conformance requirement to Chapter 3</text:p>
      <text:p text:style-name="P7">Conformance (WSDL<text:span text:style-name="T3"> Addressing Support</text:span>): <text:span text:style-name="T4">An implementation MUST support the mapping of Java to WS-Addressing 1.0 – WSDL Binding[32].</text:span></text:p>
      <text:p text:style-name="P3"/>
      <text:p text:style-name="P3">3.3 and 3.4 Add mapping of <text:span text:style-name="T17">j</text:span><text:span text:style-name="T18">avax.xml.ws.soap.AddressingFeature</text:span></text:p>
      <text:p text:style-name="P4">Classes and Interfaces annotated with the <text:span text:style-name="T5">javax.xml.ws.BindingType</text:span> annotation with the</text:p>
      <text:p text:style-name="P4"><text:span text:style-name="T18">javax.xml.ws.soap.AddressingFeature</text:span><text:span text:style-name="T5"> </text:span>(see section 7) must result in the <text:span text:style-name="T5">wsaw:UsingAddressing</text:span> extensibility element on the <text:span text:style-name="T5">wsdl:binding</text:span>.</text:p>
      <text:p text:style-name="P4"><text:span text:style-name="T7">Conformance (</text:span><text:span text:style-name="T19">javax.xml.ws.soap.AddressingFeature</text:span><text:span text:style-name="T7">):</text:span> A Java Class or Interface that is annotated with the <text:span text:style-name="T5">javax.xml.ws.BindingType</text:span> annotation that contains the <text:span text:style-name="T5">javax.xml.ws.soap.AddressingFeature</text:span> with the <text:span text:style-name="T5">enabled</text:span> element set to <text:span text:style-name="T5">true</text:span>, MUST map to a <text:span text:style-name="T5">wsdl:binding</text:span> that contains the <text:span text:style-name="T5">wsaw:UsingAddressing</text:span> extensibility element. <text:s/>If the BindingType.value is not compatible with this feature an error must be given and deployment MUST fail. <text:s/>The JAX-WS runtime MUST also use Addressing headers. <text:s/>If the <text:span text:style-name="T5">enabled</text:span> element is set to <text:span text:style-name="T5">false</text:span>, then <text:span text:style-name="T5">wsaw:UsingAddressing </text:span>element MUST not be generated and the JAX-WS runtime MUST NOT use Addressing headers.</text:p>
      <text:p text:style-name="P4"/>
      <text:p text:style-name="P4">TODO: show example of a Java-&gt;WSDL mapped using ADDRESSING_FEATURE</text:p>
      <text:p text:style-name="P4"/>
      <text:p text:style-name="P4">TODO remove this</text:p>
      <text:p text:style-name="P3">//3.3 and 3.4 Add mapping of //<text:span text:style-name="T17">j</text:span><text:span text:style-name="T18">avax.xml.ws.soap.SOAPBinding#ADDRESSING_FEATURE</text:span></text:p>
      <text:p text:style-name="P4">//Classes and Interfaces annotated with the <text:span text:style-name="T5">javax.xml.ws.BindingType</text:span> annotation with //the</text:p>
      <text:p text:style-name="P4"><text:span text:style-name="T18">//javax.xml.ws.soap.SOAPBinding#ADDRESSING_FEATURE</text:span><text:span text:style-name="T5"> </text:span>(see section 7) must //result in the <text:span text:style-name="T5">wsaw:UsingAddressing</text:span> extensibility element on the <text:span text:style-name="T5">wsdl:binding</text:span>.</text:p>
      <text:p text:style-name="P4"><text:span text:style-name="T7">//Conformance (</text:span><text:span text:style-name="T19">javax.xml.ws.soap.SOAPBinding#ADDRESSING_FEATURE</text:span><text:span text:style-name="T7">):</text:span> A Java Class or //Interface that is annotated with the <text:span text:style-name="T5">javax.xml.ws.BindingType</text:span> annotation that //contains the <text:span text:style-name="T5">javax.xml.ws.soap.SOAPBinding#ADDRESSING_FEATURE</text:span> MUST //map to a <text:span text:style-name="T5">wsdl:binding</text:span> that contains the <text:span text:style-name="T5">wsaw:UsingAddressing</text:span> extensibility //element. <text:s/>If the BindingType.value is not compatible with this feature an error must be given //and deployment MUST fail.</text:p>
      <text:p text:style-name="P4"/>
      <text:p text:style-name="P4">//TODO: show example of a Java-&gt;WSDL mapped using ADDRESSING_FEATURE</text:p>
      <text:p text:style-name="P3"/>
      <text:p text:style-name="P3">3.4 Add the following just prior to section 3.4.1</text:p>
      <text:p text:style-name="P4">Multiple SEIs in the same package may result in name clashes as the result of sections 3.6.2.1 and 3.7 of the specification. <text:s/>Customizations may be used to resolve these clashes. <text:s/>See sections 7.2, 7.3 and 7.4 for more information on these customizations.</text:p>
      <text:p text:style-name="P3"/>
      <text:p text:style-name="P3">3.5 Add mapping of <text:span text:style-name="T5">javax.xml.ws.Action</text:span> and <text:span text:style-name="T5">javax.xml.ws.FaultAction</text:span></text:p>
      <text:p text:style-name="P4"><text:span text:style-name="T7">Conformance (</text:span><text:span text:style-name="T19">javax.xml.ws.Action</text:span><text:span text:style-name="T7">):</text:span> A Java method annotated with the <text:span text:style-name="T5">javax.xml.ws.Action.input</text:span> annotation element MUST map to the <text:span text:style-name="T5">wsa:Action</text:span> element on the wsdl:input element with the <text:span text:style-name="T5">wsa:Action.value</text:span> equal to <text:span text:style-name="T5">javax.xml.ws.Action.input</text:span>. A Java method annotated with the <text:span text:style-name="T5">javax.xml.ws.Action.output</text:span> annotation element MUST map to the <text:span text:style-name="T5">wsa:Action</text:span> element on the <text:span text:style-name="T5">wsdl:output</text:span> element with the <text:span text:style-name="T5">wsa:Action.value</text:span> equal to <text:span text:style-name="T5">javax.xml.ws.Action.output</text:span>. </text:p>
      <text:p text:style-name="P4"><text:span text:style-name="T7">Conformance (</text:span><text:span text:style-name="T19">javax.xml.ws.FaultAction</text:span><text:span text:style-name="T7">) </text:span>A Java method annotated with the <text:span text:style-name="T5">javax.xml.ws.FaultAction</text:span> annotation element MUST map to the <text:span text:style-name="T5">wsa:Action</text:span> element on the <text:span text:style-name="T5">wsdl:fault</text:span> element that corresponds the the Exception specified by <text:span text:style-name="T5">javax.xml.ws.FaultAction.className</text:span> with the <text:span text:style-name="T5">wsa:Action.value</text:span> equal to <text:span text:style-name="T5">javax.xml.ws.FaultAction.value</text:span>.</text:p>
      <text:p text:style-name="P4"/>
      <text:p text:style-name="P4">TODO: show an example of this mapping</text:p>
      <text:p text:style-name="P3"/>
      <text:p text:style-name="P3">3.7 Add the following to section 3.7</text:p>
      <text:p text:style-name="P4">Service specific exceptions are defined as all checked exceptions except java.rmi.RemoteException and its subclasses. <text:s/></text:p>
      <text:p text:style-name="P4"><text:span text:style-name="T7">Conformance (java.lang.</text:span><text:span text:style-name="T19">RuntimeExceptions and java.rmi.RemoteExceptions) </text:span><text:span text:style-name="T20">java.lang.RuntimeException </text:span><text:span text:style-name="T19">and </text:span><text:span text:style-name="T20">java.rmi.RemoteException</text:span><text:span text:style-name="T19"> and their subclasses MUST NOT be treated as service specific exceptions and should NOT be mapped to WSDL.</text:span> <text:s/></text:p>
      <text:p text:style-name="P4"/>
      <text:p text:style-name="P25">4 Client APIs</text:p>
      <text:p text:style-name="P3">4.2.1 Add getting of an <text:span text:style-name="T5">EndpointReference</text:span></text:p>
      <text:p text:style-name="P4"><text:span text:style-name="T7">Conformance (</text:span><text:span text:style-name="T19">Required BindingProvider getEndpointReference</text:span><text:span text:style-name="T7">): </text:span>An implementation MUST be able to return an <text:span text:style-name="T5">javax.xml.ws.EndpointReference</text:span> for the target endpoint if a SOAP binding is being used. <text:s/>If the <text:span text:style-name="T5">BindingProvider</text:span> instance has an associated WSDL, then the WSDL must be in-lined in the <text:span text:style-name="T5">wsa:Metadata </text:span>and the <text:span text:style-name="T5">wsa:Metadata</text:span> MUST also contain the <text:span text:style-name="T5">wsaw:InterfaceName</text:span>, <text:span text:style-name="T5">wsaw:ServiceName </text:span>elements and the <text:span text:style-name="T5">wsaw:EndpointName</text:span> attribute on the <text:span text:style-name="T5">wsaw:ServiceName. <text:s/></text:span><text:span text:style-name="T8">If the binding is XML/HTTP an </text:span><text:span text:style-name="T5">java.lang.UnsupportedOperationException</text:span><text:span text:style-name="T8"> MUST be thrown.</text:span></text:p>
      <text:p text:style-name="P11"/>
      <text:p text:style-name="P10">4.5 Add section “javax.xml.ws.EndpointReference”</text:p>
      <text:p text:style-name="P11">An <text:span text:style-name="T5">EndpointReference</text:span> is an abstraction that represents on invokable web service endpoint. Client applications can use an <text:span text:style-name="T5">EndpointReference</text:span> to get a port for an SEI or to create a <text:span text:style-name="T5">Dispatch</text:span> object. <text:s/>The <text:span text:style-name="T5">EndpointReference</text:span> class delegates to the <text:span text:style-name="T5">javax.xml.ws.spi.Provider</text:span> to perform these operations. <text:span text:style-name="T21">The following method can be used to get a proxy for a Port.</text:span></text:p>
      <text:p text:style-name="P26"/>
      <text:p text:style-name="P27">getPort(Class&lt;T&gt; serviceEndpointInterface, </text:p>
      <text:p text:style-name="P28"><text:span text:style-name="T9"><text:s text:c="12"/>WebServiceFeature... features)</text:span> Gets a proxy for the <text:span text:style-name="T5">serviceEndpointInterface</text:span> that can be used to invoke operations on the endpoint referred to by the <text:span text:style-name="T5">endpointReference</text:span>. <text:s/>The specified <text:span text:style-name="T5">features</text:span> MUST be enabled/disabled and configured as specified.</text:p>
      <text:p text:style-name="P28"/>
      <text:p text:style-name="P27"><text:span text:style-name="T2">The following methods can be used to create Dispatch objects from an </text:span><text:span text:style-name="T22">EndpointReference</text:span><text:span text:style-name="T2">.</text:span></text:p>
      <text:p text:style-name="P26"/>
      <text:p text:style-name="P27">createDispatch(Class&lt;T&gt; type, Service.Mode mode, </text:p>
      <text:p text:style-name="P26"><text:span text:style-name="T9"><text:s text:c="12"/>WebServiceFeature... features)</text:span> Creates a <text:s/><text:span text:style-name="T5">Dispatch</text:span> instance that can be used to invoke operations on the endpoint referred to by the <text:span text:style-name="T5">endpointReference</text:span>. <text:s/>The specified <text:span text:style-name="T5">features</text:span> MUST be enabled/disabled and configured as specified.</text:p>
      <text:p text:style-name="P26"/>
      <text:p text:style-name="P27">createDispatch(JAXBContext context, Service.Mode mode, </text:p>
      <text:p text:style-name="P26"><text:span text:style-name="T9"><text:s text:c="12"/>WebServiceFeature... features)</text:span> Creates a <text:s/><text:span text:style-name="T5">Dispatch</text:span> instance that can be used to invoke operations on the endpoint referred to by the <text:span text:style-name="T5">endpointReference</text:span>. <text:s/>The specified <text:span text:style-name="T5">features</text:span> MUST be enabled/disabled and configured as specified.</text:p>
      <text:p text:style-name="P4"/>
      <text:p text:style-name="P23">5 Service APIs</text:p>
      <text:p text:style-name="P3">5.2.8 Add new section javax.xml.ws.EndpointReference</text:p>
      <text:p text:style-name="P4">The following methods can be used on a published <text:span text:style-name="T5">Endpoint </text:span>to retrieve an <text:span text:style-name="T5">javax.xml.ws.EndpointReference</text:span> for the endpoint.</text:p>
      <text:p text:style-name="P3">getEndpointReference()<text:span text:style-name="T2"> Creates and returns and </text:span><text:span text:style-name="T22">javax.xml.ws.EndpointReference</text:span><text:span text:style-name="T2"> for a published Endpoint. <text:s/>If the </text:span><text:span text:style-name="T22">Endpoint</text:span><text:span text:style-name="T2"> instance has an associated WSDL, then the WSDL must be inlined in the </text:span><text:span text:style-name="T22">wsa:Metadata </text:span><text:span text:style-name="T2">and the </text:span><text:span text:style-name="T22">wsa:Metadata</text:span><text:span text:style-name="T2"> MUST also contain the </text:span><text:span text:style-name="T22">wsaw:InterfaceName</text:span><text:span text:style-name="T2">, </text:span><text:span text:style-name="T22">wsaw:ServiceName </text:span><text:span text:style-name="T2">elements and the </text:span><text:span text:style-name="T22">wsaw:EndpointName</text:span><text:span text:style-name="T2"> attribute on the </text:span><text:span text:style-name="T22">wsaw:ServiceName.</text:span><text:span text:style-name="T2"> An implementation must throw a </text:span><text:span text:style-name="T22">javax.xml.ws.WebServiceException</text:span><text:span text:style-name="T2"> if the </text:span><text:span text:style-name="T22">Endpoint</text:span><text:span text:style-name="T2"> has not been published. <text:s/>An implementation must throw </text:span><text:span text:style-name="T22">java.lang.UnsupportedOperationException</text:span><text:span text:style-name="T2"> if the </text:span><text:span text:style-name="T22">Endpoint</text:span><text:span text:style-name="T2"> instance used the XML/HTTP binding.</text:span></text:p>
      <text:p text:style-name="P3">getEndpointReference(<text:span text:style-name="T23">Class&lt;T&gt; clazz</text:span>)<text:span text:style-name="T2"> Creates and returns and </text:span><text:span text:style-name="T22">javax.xml.ws.EndpointReference</text:span><text:span text:style-name="T2"> of type </text:span><text:span text:style-name="T22">clazz</text:span><text:span text:style-name="T2"> for a published </text:span><text:span text:style-name="T22">Endpoint</text:span><text:span text:style-name="T2">. <text:s text:c="2"/>If the </text:span><text:span text:style-name="T22">Endpoint</text:span><text:span text:style-name="T2"> instance has an associated WSDL, then the WSDL must be inlined in the </text:span><text:span text:style-name="T22">wsa:Metadata </text:span><text:span text:style-name="T2">and the </text:span><text:span text:style-name="T22">wsa:Metadata</text:span><text:span text:style-name="T2"> MUST also contain the </text:span><text:span text:style-name="T22">wsaw:InterfaceName</text:span><text:span text:style-name="T2">, </text:span><text:span text:style-name="T22">wsaw:ServiceName </text:span><text:span text:style-name="T2">elements and the </text:span><text:span text:style-name="T22">wsaw:EndpointName</text:span><text:span text:style-name="T2"> attribute on the </text:span><text:span text:style-name="T22">wsaw:ServiceName.</text:span><text:span text:style-name="T2"> An implementation must throw a </text:span><text:span text:style-name="T22">javax.xml.ws.WebServiceException</text:span><text:span text:style-name="T2"> if the </text:span><text:span text:style-name="T22">Endpoint</text:span><text:span text:style-name="T2"> has not been published. <text:s/>If the Class </text:span><text:span text:style-name="T22">clazz</text:span><text:span text:style-name="T2"> is not a subclass of </text:span><text:span text:style-name="T22">EndpointReference</text:span><text:span text:style-name="T2"> or the </text:span><text:span text:style-name="T22">Endpoint</text:span><text:span text:style-name="T2"> implementation does not support </text:span><text:span text:style-name="T22">EndpointReferences</text:span><text:span text:style-name="T2"> of type </text:span><text:span text:style-name="T22">clazz</text:span><text:span text:style-name="T2"> a </text:span><text:span text:style-name="T22">javax.xml.ws.WebServiceException</text:span><text:span text:style-name="T2"> MUST be thrown. <text:s/>An implementation must throw </text:span><text:span text:style-name="T22">java.lang.UnsupportedOperationException</text:span><text:span text:style-name="T2"> if the </text:span><text:span text:style-name="T22">Endpoint</text:span><text:span text:style-name="T2"> instance uses the XML/HTTP binding.</text:span></text:p>
      <text:p text:style-name="P23">6 Core APIs</text:p>
      <text:p text:style-name="P29">6.2.2 Amend the description of the <text:s/>createEndpoint method </text:p>
      <text:p text:style-name="P29"><text:span text:style-name="T3">createEndpoint(</text:span><text:span text:style-name="T24">String bindingId, Object implementor)</text:span><text:span text:style-name="T25"> <text:s/>Creates and returns an </text:span><text:span text:style-name="T26">Endpoint</text:span><text:span text:style-name="T25"> for the specified binding and implementor. </text:span><text:span text:style-name="T27">If the </text:span><text:span text:style-name="T28">bindingId</text:span><text:span text:style-name="T27"> is </text:span><text:span text:style-name="T28">null</text:span><text:span text:style-name="T27"> and no binding information is specified via the </text:span><text:span text:style-name="T28">javax.xml.ws.BindingType</text:span><text:span text:style-name="T27"> annotation then a default SOAP1.1/HTTP binding MUST be used. </text:span></text:p>
      <text:p text:style-name="P26"/>
      <text:p text:style-name="P29">6.2.4 Add a section “Reading EndpointReferences”</text:p>
      <text:p text:style-name="P27"><text:span text:style-name="T22">javax.xml.ws.EndpointReferences</text:span><text:span text:style-name="T2"> can be created using the following method.</text:span></text:p>
      <text:p text:style-name="P26"/>
      <text:p text:style-name="P27">readEndpointReference(javax.xml.transform.Source source)<text:span text:style-name="T2"> Unmarshalls and returns an </text:span><text:span text:style-name="T22">javax.xml.ws.EndpointReference</text:span><text:span text:style-name="T2"> from the infoset contained in </text:span><text:span text:style-name="T22">source</text:span><text:span text:style-name="T2">.</text:span></text:p>
      <text:p text:style-name="P26"/>
      <text:p text:style-name="P29">6.2.5 Add a section “Getting Port Objects”</text:p>
      <text:p text:style-name="P26">The following method can be used to get a proxy for a Port.</text:p>
      <text:p text:style-name="P26"/>
      <text:p text:style-name="P27">getPort(EndpointReference endpointReference,</text:p>
      <text:p text:style-name="P27"><text:s text:c="12"/>Class&lt;T&gt; serviceEndpointInterface, </text:p>
      <text:p text:style-name="P26"><text:span text:style-name="T9"><text:s text:c="12"/>WebServiceFeature... features)</text:span> Gets a proxy for the <text:span text:style-name="T5">serviceEndpointInterface</text:span> that can be used to invoke operations on the endpoint referred to by the <text:span text:style-name="T5">endpointReference</text:span>. <text:s/>The specified <text:span text:style-name="T5">features</text:span> MUST be enabled/disabled and configured as specified.</text:p>
      <text:p text:style-name="P26"/>
      <text:p text:style-name="P29">6.2.6 Add a section “Creating Dispatch <text:s/>Objects”</text:p>
      <text:p text:style-name="P27"><text:span text:style-name="T2">The following methods can be used to create Dispatch objects from an </text:span><text:span text:style-name="T22">EndpointReference</text:span><text:span text:style-name="T2">.</text:span></text:p>
      <text:p text:style-name="P26"/>
      <text:p text:style-name="P27">createDispatch(EndpointReference endpointReference,</text:p>
      <text:p text:style-name="P27"><text:s text:c="12"/>Class&lt;T&gt; type, Service.Mode mode, </text:p>
      <text:p text:style-name="P26"><text:span text:style-name="T9"><text:s text:c="12"/>WebServiceFeature... features)</text:span> Creates a <text:s/><text:span text:style-name="T5">Dispatch</text:span> instance that can be used to invoke operations on the endpoint referred to by the <text:span text:style-name="T5">endpointReference</text:span>. <text:s/>The specified <text:span text:style-name="T5">features</text:span> MUST be enabled/disabled and configured as specified.</text:p>
      <text:p text:style-name="P26"/>
      <text:p text:style-name="P27">createDispatch(EndpointReference endpointReference,</text:p>
      <text:p text:style-name="P27"><text:s text:c="13"/>JAXBContext context, Service.Mode mode, </text:p>
      <text:p text:style-name="P26"><text:span text:style-name="T9"><text:s text:c="12"/>WebServiceFeature... features)</text:span> Creates a <text:s/><text:span text:style-name="T5">Dispatch</text:span> instance that can be used to invoke operations on the endpoint referred to by the <text:span text:style-name="T5">endpointReference</text:span>. <text:s/>The specified <text:span text:style-name="T5">features</text:span> MUST be enabled/disabled and configured as specified.</text:p>
      <text:p text:style-name="P26"/>
      <text:p text:style-name="P27">Add Section  6.5 Addressing</text:p>
      <text:p text:style-name="P27">Add section 6.5.1 javax.xml.ws.EndpointReference <text:line-break/><text:span text:style-name="T2">The abstract </text:span><text:span text:style-name="T22">javax.xml.ws.EndpointReference</text:span><text:span text:style-name="T2"> class is used by the JAX-WS APIs to reference a particular endpoint in accordance with the WS-Addressing – WSDL Binding[32].  Each concrete instance of an </text:span><text:span text:style-name="T22">EndpointReference</text:span><text:span text:style-name="T2"> MUST contain  the </text:span><text:span text:style-name="T22">wsa:Address.</text:span><text:span text:style-name="T2">  When possible, the </text:span><text:span text:style-name="T22">EndpointReference </text:span><text:span text:style-name="T2">should also contain the WSDL is the </text:span><text:span text:style-name="T22">wsa:MetaData</text:span><text:span text:style-name="T2">.  It MUST also contain the </text:span><text:span text:style-name="T22">wsa:InterfaceName</text:span><text:span text:style-name="T2">, </text:span><text:span text:style-name="T22">wsa:ServiceName</text:span><text:span text:style-name="T2"> elements and the </text:span><text:span text:style-name="T22">wsa:EndpointName</text:span><text:span text:style-name="T2"> attribute on the </text:span><text:span text:style-name="T22">wsa:ServiceName </text:span><text:span text:style-name="T2">when available. <text:s/>Applications may also use the </text:span><text:span text:style-name="T22">javax.xml.ws.EndpointReference</text:span><text:span text:style-name="T2"> class in method signatures but it will bind to </text:span><text:span text:style-name="T22">xs:anyType</text:span><text:span text:style-name="T2">.  Applications should instead use concrete implementations of </text:span><text:span text:style-name="T22">EndpointReference</text:span><text:span text:style-name="T2"> such as </text:span><text:span text:style-name="T22">javax.xml.ws.W3CEndpointReference</text:span><text:span text:style-name="T2"> which will provide better binding.  JAX-WS implementations are required to support the </text:span><text:span text:style-name="T22">W3CEndpointReference</text:span><text:span text:style-name="T2"> class but they may also provide other </text:span><text:span text:style-name="T22">EndpointReference</text:span><text:span text:style-name="T2"> subclasses that represent different versions of addressing. </text:span></text:p>
      <text:p text:style-name="P26"/>
      <text:p text:style-name="P26"><text:span text:style-name="T9">Add Section  6.5.2 javax.xml.ws.W3CEndpointReference</text:span> </text:p>
      <text:p text:style-name="P26">The <text:span text:style-name="T5">javax.xml.ws.W3CEndpointReference</text:span> class is a concrete implementation of the <text:span text:style-name="T5">javax.xml.ws.EndpointReference</text:span> <text:s/>class and is used to reference endpoints that are compliant with the W3C Web Services Addressing 1.0 [33].   Applications may use this class to pass EndpointReferences as method parameters or return types.  Doing so will result in schema in the WSDL that represents the W3C EndpointReference infoset.  </text:p>
      <text:p text:style-name="P26"/>
      <text:p text:style-name="P26">Since neither the <text:s/><text:span text:style-name="T5">EndpointReference </text:span>class nor the <text:span text:style-name="T5">W3CEndpointReference </text:span>class are directly usable by a JAX-WS implementation, implementations will need to create their own concrete implementation class for <text:span text:style-name="T5">W3CEndpointReference</text:span> class and then convert the <text:s/><text:span text:style-name="T5">W3CEndpointReference </text:span>instance to an instance of their own implementation class. <text:s/>This can be done by converting the <text:s/><text:span text:style-name="T5">W3CEndpointReference </text:span>instance to Xml infoset usingthe</text:p>
      <text:p text:style-name="P26"><text:span text:style-name="T5">EndpointReference.writeTo </text:span>method.</text:p>
      <text:p text:style-name="P27"/>
      <text:p text:style-name="P30">7 Annotations</text:p>
      <text:p text:style-name="P27">7.8 Add features to BindingType annotation</text:p>
      <text:p text:style-name="P26">Add the following property to Table 7.8</text:p>
      <text:p text:style-name="P26"><text:s text:c="5"/><text:span text:style-name="T9">Property <text:s text:c="7"/>Description <text:s text:c="58"/>Default</text:span></text:p>
      <text:p text:style-name="P26"><text:s text:c="5"/>features <text:s text:c="9"/>Features to be enabled on the specified binding <text:s text:c="3"/>{}</text:p>
      <text:p text:style-name="P26"/>
      <text:p text:style-name="P27">7.8.1 Add features to Feature annotation</text:p>
      <text:p text:style-name="P26">Features are additional functionality that can be enabled on a web service. <text:s/>Each feature defines it purpose and default behavior and can define any number of feature parameters. <text:s/>This annotation allows the web service developer to enable features and to configure them via FeatureParameters.</text:p>
      <text:p text:style-name="P26"/>
      <text:p text:style-name="P26">Add the following Table 7.8.1</text:p>
      <text:p text:style-name="P26"><text:s text:c="5"/><text:span text:style-name="T9">Property <text:s text:c="7"/>Description <text:s text:c="58"/>Default</text:span></text:p>
      <text:p text:style-name="P26"><text:s text:c="5"/>value <text:s text:c="10"/>The unique identifier for the feature <text:s text:c="28"/>“”</text:p>
      <text:p text:style-name="P26"><text:s text:c="5"/>enabled <text:s text:c="6"/>Specifies whether the feature is enabled or not<text:tab/> <text:s text:c="2"/>true</text:p>
      <text:p text:style-name="P26"><text:s text:c="5"/>parameters <text:s/>An array of parameters for this feature. <text:s text:c="23"/>{}</text:p>
      <text:p text:style-name="P26"><text:s text:c="25"/>Each feature defines which parameters it has</text:p>
      <text:p text:style-name="P27"/>
      <text:p text:style-name="P27">7.8.1.1 Add features to FeatureParameter annotation</text:p>
      <text:p text:style-name="P26">The FeatureParameter annotation is used to specify the values for a feature parameter. <text:s/>Each feature defines any number of feature parameters.</text:p>
      <text:p text:style-name="P26"/>
      <text:p text:style-name="P26">Add the following Table 7.8.1.1</text:p>
      <text:p text:style-name="P26"><text:s text:c="5"/><text:span text:style-name="T9">Property <text:s text:c="7"/>Description <text:s text:c="58"/>Default</text:span></text:p>
      <text:p text:style-name="P26"><text:s text:c="5"/>name <text:s text:c="10"/>The name of the parameter <text:s text:c="43"/>“”</text:p>
      <text:p text:style-name="P26"><text:s text:c="5"/>value <text:s text:c="10"/>The value of the parameter <text:s text:c="43"/>“”</text:p>
      <text:p text:style-name="P27"/>
      <text:p text:style-name="P26">The following is an example use of the BindingType annotation that enables WS-Addressing and MTOM and sets the MTOM threshold value to 1000.</text:p>
      <text:p text:style-name="P26"/>
      <text:p text:style-name="P31">@BindingType(value=SOAPBinding.SOAP11HTTP_BINDING,</text:p>
      <text:p text:style-name="P32"><text:s text:c="8"/>features={</text:p>
      <text:p text:style-name="P32"><text:s text:c="11"/>@Feature(value=AddressingFeature.ID),</text:p>
      <text:p text:style-name="P32"><text:s text:c="11"/>@Feature(value=MTOMFeature.ID,</text:p>
      <text:p text:style-name="P32"><text:s text:c="15"/><text:a xlink:type="simple" xlink:href="mailto:parameters%3D%7B@FeatureParameter">parameters={@FeatureParameter</text:a>(</text:p>
      <text:p text:style-name="P32"><text:s text:c="18"/>name=MTOMFeature.THRESHOLD, value="1000")</text:p>
      <text:p text:style-name="P32"><text:s text:c="15"/>}</text:p>
      <text:p text:style-name="P32"><text:s text:c="11"/>)</text:p>
      <text:p text:style-name="P32"><text:s text:c="8"/>}</text:p>
      <text:p text:style-name="P32"><text:s text:c="5"/>)</text:p>
      <text:p text:style-name="P33"><text:s text:c="5"/>public interface MyWebService { ... }</text:p>
      <text:p text:style-name="P26"/>
      <text:p text:style-name="P27"/>
      <text:p text:style-name="P27">7.12 Add javax.xml.ws.Action</text:p>
      <text:p text:style-name="P26">The<text:span text:style-name="T5"> javax.xml.ws.Action </text:span>annotation is used to generate the <text:span text:style-name="T5">wsa:Action</text:span> on <text:span text:style-name="T5">wsdl:input</text:span> and <text:span text:style-name="T5">wsdl:output</text:span> of each <text:s/><text:span text:style-name="T5">wsdl:operation</text:span> mapped from the annotated methods.</text:p>
      <text:p text:style-name="P26"><text:s text:c="11"/>Table 7:12</text:p>
      <text:p text:style-name="P26"><text:s text:c="11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office:value-type="string">
              <text:p text:style-name="P34">Property</text:p>
            </table:table-cell>
            <table:table-cell office:value-type="string">
              <text:p text:style-name="P34">Description</text:p>
            </table:table-cell>
            <table:table-cell office:value-type="string">
              <text:p text:style-name="P35">Default</text:p>
            </table:table-cell>
          </table:table-row>
        </table:table-header-rows>
        <table:table-row>
          <table:table-cell office:value-type="string">
            <text:p text:style-name="Table_20_Contents">input</text:p>
          </table:table-cell>
          <table:table-cell office:value-type="string">
            <text:p text:style-name="Table_20_Contents">Action for the wsdl:input operation</text:p>
          </table:table-cell>
          <table:table-cell office:value-type="string">
            <text:p text:style-name="Table_20_Contents">“”</text:p>
          </table:table-cell>
        </table:table-row>
        <table:table-row>
          <table:table-cell office:value-type="string">
            <text:p text:style-name="Table_20_Contents">output</text:p>
          </table:table-cell>
          <table:table-cell office:value-type="string">
            <text:p text:style-name="Table_20_Contents">Action for the wsdl:output operation</text:p>
          </table:table-cell>
          <table:table-cell office:value-type="string">
            <text:p text:style-name="Table_20_Contents">“”</text:p>
          </table:table-cell>
        </table:table-row>
      </table:table>
      <text:p text:style-name="P26"/>
      <text:p text:style-name="P28"/>
      <text:p text:style-name="P27">7.13 Add javax.xml.ws.FaultAction</text:p>
      <text:p text:style-name="P26">The <text:span text:style-name="T5">javax.xml.ws.FaultAction</text:span> annotation is used to generate the <text:span text:style-name="T5">wsa:Action</text:span> element on the <text:span text:style-name="T5">wsdl:fault</text:span> element of each <text:span text:style-name="T5">wsdl:operation</text:span> mapped from the annotated methods.</text:p>
      <text:p text:style-name="P27"/>
      <text:p text:style-name="P26"><text:s text:c="11"/>Table 7:13</text:p>
      <text:p text:style-name="P26"><text:s text:c="1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office:value-type="string">
              <text:p text:style-name="P34">Property</text:p>
            </table:table-cell>
            <table:table-cell office:value-type="string">
              <text:p text:style-name="P34">Description</text:p>
            </table:table-cell>
            <table:table-cell office:value-type="string">
              <text:p text:style-name="P35">Default</text:p>
            </table:table-cell>
          </table:table-row>
        </table:table-header-rows>
        <table:table-row>
          <table:table-cell office:value-type="string">
            <text:p text:style-name="Table_20_Contents">value</text:p>
          </table:table-cell>
          <table:table-cell office:value-type="string">
            <text:p text:style-name="Table_20_Contents">Action for the wsdl:fault operation</text:p>
          </table:table-cell>
          <table:table-cell office:value-type="string">
            <text:p text:style-name="Table_20_Contents">“”</text:p>
          </table:table-cell>
        </table:table-row>
        <table:table-row>
          <table:table-cell office:value-type="string">
            <text:p text:style-name="Table_20_Contents">className</text:p>
          </table:table-cell>
          <table:table-cell office:value-type="string">
            <text:p text:style-name="Table_20_Contents">Name of the exception class</text:p>
          </table:table-cell>
          <table:table-cell office:value-type="string">
            <text:p text:style-name="Table_20_Contents">No defaults, required property</text:p>
          </table:table-cell>
        </table:table-row>
      </table:table>
      <text:p text:style-name="P26"/>
      <text:p text:style-name="P36"/>
      <text:p text:style-name="P30">10 SOAP Binding</text:p>
      <text:p text:style-name="P27">10.4.1.2 Add Addressing section</text:p>
      <text:p text:style-name="P26">If the javax.xml.ws.soap.AddressingFeature is enabled, implementations are required to follow WS-Addressing[32,33,34] protocols.</text:p>
      <text:p text:style-name="P26"/>
      <text:p text:style-name="P4"><text:span text:style-name="T7">Conformance (</text:span><text:span text:style-name="T19">SOAP Addressing Support</text:span><text:span text:style-name="T7">): </text:span>An implementation MUST support WS-Addressing 1.0 – SOAP Binding[34].</text:p>
      <text:p text:style-name="P28"/>
      <text:p text:style-name="P26"/>
      <text:p text:style-name="P27">Bibliography – add the following references</text:p>
      <text:p text:style-name="P37"><text:span text:style-name="T27">[32] Martin Gudgin, Marc Hadley, Tony Rogers, Ümit Yalçinalp . Web Services Addressing 1.0 - WSDL Binding. W3C Candidate Recommendation 29 May 2006. See </text:span><text:a xlink:type="simple" xlink:href="http://www.w3.org/TR/2006/CR-ws-addr-wsdl-20060529/"><text:span text:style-name="T29">http://www.w3.org/TR/2006/CR-ws-addr-wsdl-20060529/</text:span></text:a><text:span text:style-name="T27">.</text:span></text:p>
      <text:p text:style-name="P37"><text:span text:style-name="T27">[33] Martin Gudgin, Marc Hadley, Tony Rogers. </text:span>Web Services Addressing 1.0 - Core. <text:span text:style-name="T27">W3C Recommendation 9 May 2006. See </text:span><text:a xlink:type="simple" xlink:href="http://www.w3.org/TR/2006/REC-ws-addr-core-20060509/"><text:span text:style-name="T29">http://www.w3.org/TR/2006/REC-ws-addr-core-20060509/</text:span></text:a><text:span text:style-name="T27">.</text:span></text:p>
      <text:p text:style-name="P37"><text:span text:style-name="T27">[34] Martin Gudgin, Marc Hadley, Tony Rogers. </text:span>Web Services Addressing 1.0 - SOAP Binding. <text:span text:style-name="T27">W3C Recommendation 9 May 2006. See http://www.w3.org/TR/2006/REC-ws-addr-soap-20060509/.</text:span></text:p>
      <text:p text:style-name="P26"/>
      <text:h text:style-name="Heading_20_2" text:outline-level="2">Accepted Changes</text:h>
      <text:p text:style-name="Text_20_body"><text:span text:style-name="T30">(Changes accepted by the EC will be moved to this section.)</text:span> </text:p>
      <text:p text:style-name="Text_20_body"/>
      <text:h text:style-name="Heading_20_2" text:outline-level="2">Deferred Changes</text:h>
      <text:p text:style-name="Text_20_body"><text:span text:style-name="T30">(Changes deferred by the EC will be moved to this section.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" svg:font-family="Courier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6-08-02T10:45:29</meta:creation-date>
    <dc:date>2006-09-20T08:42:26</dc:date>
    <dc:language>en-US</dc:language>
    <meta:editing-cycles>52</meta:editing-cycles>
    <meta:editing-duration>P21DT16H11M1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1" meta:paragraph-count="230" meta:word-count="2753" meta:character-count="21966"/>
  </office:meta>
</office:document-meta>
</file>